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e Südtiroler Mieterschutz Home Centre has been an association active since 1979 to offer its members assistance, advice, protection for tenants of private and public housing and the defense and affirmation of the right to housing and living.</text:span></text:p>
      <text:p text:style-name="P1"><text:span text:style-name="T1">It is the tenants' union, promoted by CGIL-AGB, SGBCISL and UIL-SGK, and today it is the only unitary structure still present in Italy. The Centro Casa Mieterschutz places its expertise at the service of tenants (but also of owners interested in a proper rental relationship), providing advice and assistance.</text:span></text:p>
      <text:p text:style-name="P1"><text:span text:style-name="T1">The Centro Casa Mieterschutz follows the relationship between the owner and the tenant from the first consultation, to the conclusion of the contract, to the release of the housing through renewals, extensions, the distribution of condominium expenses, termination, eviction, also offers information on national and provincial regulations on housing and much more.</text:span></text:p>
      <text:p text:style-name="P1"><text:span text:style-name="T1">The relationship between tenants and the IPES is also particularly interesting and often difficult. A separate area is dedicated to this sector. </text:span></text:p>
      <text:p text:style-name="P1"><text:span text:style-name="T1"/></text:p>
      <text:p text:style-name="P1"><text:span text:style-name="T1">In addition to its headquarters in Bolzano, the association is also present in Bressanone, Brunico, Merano and Laives.</text:span></text:p>
      <text:p text:style-name="P1"><text:span text:style-name="T1"/></text:p>
      <text:p text:style-name="P1"><text:span text:style-name="T1">You can join the Mieterschutz Home Center at any location.</text:span><text:span text:style-name="T2"/></text:p>
      <text:p text:style-name="P1"><text:span text:style-name="T2"/></text:p>
      <text:p text:style-name="P1"><text:span text:style-name="T2"/></text:p>
      <text:p text:style-name="P1"><text:span text:style-name="T2"/></text:p>
      <text:p text:style-name="P1"><text:span text:style-name="T2">The services offered </text:span></text:p>
      <text:p text:style-name="P1"><text:span text:style-name="T2"/></text:p>
      <text:p text:style-name="P1"><text:span text:style-name="T2">Conclusion of contract</text:span></text:p>
      <text:p text:style-name="P1"><text:span text:style-name="T3">The Mieterschutz Home Centre contracts, together with the building owners' association, local territorial agreements that define the rules and maximum rents applicable to rental contracts.</text:span></text:p>
      <text:p text:style-name="P1"><text:span text:style-name="T3">Within the framework of the contracts, the main services offered by the Mieterschutz Home Centre to its members are:</text:span></text:p>
      <text:p text:style-name="P1"><text:span text:style-name="T3">information and preliminary advice;</text:span></text:p>
      <text:p text:style-name="P1"><text:span text:style-name="T3">calculation of the rent;</text:span></text:p>
      <text:p text:style-name="P1"><text:span text:style-name="T3">conclusion of the contract;</text:span></text:p>
      <text:p text:style-name="P1"><text:span text:style-name="T3">preparation of documentation related to the lease;</text:span></text:p>
      <text:p text:style-name="P1"><text:span text:style-name="T3">registration of the contract at the registry office (essential to be able to receive the contribution to the rent from the Social Districts);</text:span></text:p>
      <text:p text:style-name="P1"><text:span text:style-name="T3">distribution of condominium expenses;</text:span></text:p>
      <text:p text:style-name="P1"><text:span text:style-name="T3">calculation and verification of the ISTAT or ASTAT update of the fee.</text:span></text:p>
      <text:p text:style-name="P1"><text:span text:style-name="T3"/></text:p>
      <text:p text:style-name="P1"><text:span text:style-name="T3">Whoever signs a contract must carefully check the text. By contacting the Mieterschutz Home Centre you can obtain all the assistance necessary for the conclusion of the contract and to avoid the inclusion of disadvantageous clauses.<text:s/></text:span><text:span text:style-name="T4"/></text:p>
      <text:p text:style-name="P1"><text:span text:style-name="T4"/></text:p>
      <text:p text:style-name="P1"><text:span text:style-name="T4">ATTESTATION OF COMPLIANCE</text:span><text:span text:style-name="T5"/></text:p>
      <text:p text:style-name="P1"><text:span text:style-name="T5">The attestation of compliance is a document to be attached on the contract at an agreed fee and presents to the Agency Of The Entrances at the registration of the contract for tax benefits. It realesed from one of the two signatory parties of the territorial agreement (Bolzano's Centrocasa) and certifies that the sign contract responding both to the economic and legal terms of the territorial agreements.<text:line-break/></text:span><text:span text:style-name="T6"/></text:p>
      <text:p text:style-name="P1"><text:span text:style-name="T6"/></text:p>
      <text:p text:style-name="P1"><text:span text:style-name="T6">The distribution of the expensives of the co-owners</text:span><text:span text:style-name="T7"/></text:p>
      <text:p text:style-name="P1"><text:span text:style-name="T7">There is a clear division between the owner and the tenant of the costs of the rented accommodation. According to this, the owner is obliged to document the details of the costs to the tenant on an annual basis.</text:span></text:p>
      <text:p text:style-name="P1"><text:span text:style-name="T7">The Centro Casa Mieterschutz can verify the exact distribution of the expenses and the rental agreement and, in case of errors or wrong interpretations, can mediate in order to avoid disputes between the owner and the tenant and obtain a review of the charges.</text:span></text:p>
      <text:p text:style-name="P1"><text:span text:style-name="T7"/></text:p>
      <text:p text:style-name="P1"><text:span text:style-name="T7"/></text:p>
      <text:p text:style-name="P1"><text:span text:style-name="T8">Cancellation or termination of contract</text:span><text:span text:style-name="T9"/></text:p>
      <text:p text:style-name="P1"><text:span text:style-name="T9">Lease contracts for residential use at a free rent are tacitly renewed every four years, while those facilitated every three years unless the owner of the property withdraws from the contract by sending the tenant a registered letter with return receipt at least six months before the expiry date. The tenant may also withdraw for serious reasons at any time, but with at least six months' notice. </text:span></text:p>
      <text:p text:style-name="P1"><text:span text:style-name="T9">The termination of the contract occurs when one of the parties requests the early termination of the contract for reasons related to non-fulfilment or conduct that does not comply with the contractual clauses. </text:span></text:p>
      <text:p text:style-name="P1"><text:span text:style-name="T9">In both cases, precise rules and obligations must be respected and the Centro Casa Mieterschutz offers support and advi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